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203cm" draw:marker-end-width="0.203cm" draw:fill-color="#ffffff" draw:textarea-horizontal-align="justify" draw:textarea-vertical-align="middle" draw:auto-grow-height="false" fo:padding-top="0.125cm" fo:padding-bottom="0.125cm" fo:padding-left="0.25cm" fo:padding-right="0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346cm"/>
      <style:paragraph-properties style:writing-mode="lr-tb"/>
    </style:style>
    <style:style style:name="gr3" style:family="graphic" style:parent-style-name="standard">
      <style:graphic-properties draw:stroke="solid" svg:stroke-color="#000000"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4cm" fo:min-width="0cm"/>
      <style:paragraph-properties style:writing-mode="lr-tb"/>
    </style:style>
    <style:style style:name="gr5" style:family="graphic" style:parent-style-name="standard">
      <style:graphic-properties draw:stroke="solid" draw:stroke-dash="Fine_20_Dashed" svg:stroke-width="0.051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draw:fill="solid" draw:fill-color="#000000" draw:opacity="100%" draw:textarea-horizontal-align="justify" draw:textarea-vertical-align="middle" draw:auto-grow-height="false" draw:shadow-opacity="100%"/>
      <style:paragraph-properties style:writing-mode="lr-tb"/>
    </style:style>
    <style:style style:name="gr7" style:family="graphic" style:parent-style-name="standard">
      <style:graphic-properties draw:stroke="solid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marker-start="Symmetric_20_Arrow" draw:marker-end="Symmetric_20_Arrow" draw:fill="none" draw:textarea-vertical-align="middle"/>
    </style:style>
    <style:style style:name="gr9" style:family="graphic" style:parent-style-name="standard">
      <style:graphic-properties draw:stroke="solid" svg:stroke-width="0cm" svg:stroke-color="#000000" draw:marker-start-width="0.203cm" draw:marker-end-width="0.203cm" draw:fill-color="#ffffff" draw:textarea-horizontal-align="justify" draw:textarea-vertical-align="middle" draw:auto-grow-height="false" fo:min-height="1.234cm" fo:min-width="3.043cm" fo:padding-top="0.125cm" fo:padding-bottom="0.125cm" fo:padding-left="0.25cm" fo:padding-right="0.25cm"/>
      <style:paragraph-properties style:writing-mode="lr-tb"/>
    </style:style>
    <style:style style:name="gr10" style:family="graphic" style:parent-style-name="standard">
      <style:graphic-properties draw:stroke="solid" svg:stroke-width="0cm" svg:stroke-color="#000000" draw:marker-start-width="0.203cm" draw:marker-end-width="0.203cm" draw:fill-color="#ffffff" draw:textarea-horizontal-align="justify" draw:textarea-vertical-align="middle" draw:auto-grow-height="false" fo:min-height="0.554cm" fo:min-width="3.056cm" fo:padding-top="0.125cm" fo:padding-bottom="0.125cm" fo:padding-left="0.25cm" fo:padding-right="0.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924cm"/>
      <style:paragraph-properties style:writing-mode="lr-tb"/>
    </style:style>
    <style:style style:name="gr13" style:family="graphic" style:parent-style-name="standard">
      <style:graphic-properties draw:stroke="solid" svg:stroke-color="#000000" draw:marker-start="Symmetric_20_Arrow" draw:marker-start-width="0.3cm" draw:marker-end="Symmetric_20_Arrow" draw:marker-end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07cm"/>
      <style:paragraph-properties style:writing-mode="lr-tb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15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03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32cm"/>
      <style:paragraph-properties style:writing-mode="lr-tb"/>
    </style:style>
    <style:style style:name="gr19" style:family="graphic" style:parent-style-name="objectwithoutfill">
      <style:graphic-properties draw:stroke="soli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="solid" draw:fill-color="#b2b2b2" draw:opacity="30%" draw:textarea-horizontal-align="justify" draw:textarea-vertical-align="middle" draw:auto-grow-height="false" draw:shadow-opacity="30%"/>
      <style:paragraph-properties style:writing-mode="lr-tb"/>
    </style:style>
    <style:style style:name="gr21" style:family="graphic" style:parent-style-name="standard">
      <style:graphic-properties draw:stroke="solid" svg:stroke-width="0.051cm" svg:stroke-color="#000000" draw:marker-start="Symmetric_20_Arrow" draw:marker-start-width="0.254cm" draw:marker-end="Symmetric_20_Arrow" draw:marker-end-width="0.254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solid" draw:fill-color="#000000" draw:opacity="10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12pt" style:font-size-asian="14pt" style:font-size-complex="14pt"/>
    </style:style>
    <style:style style:name="P10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solid" draw:fill-color="#b2b2b2" draw:opacity="30%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text-shadow="none" style:font-size-asian="12pt" style:font-size-complex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556cm" svg:height="0.762cm" svg:x="4.586cm" svg:y="2.707cm">
          <text:p text:style-name="P1"><text:span text:style-name="T1">enumera</text:span><text:span text:style-name="T1">tor.so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46cm" svg:height="1.047cm" svg:x="2.54cm" svg:y="0.889cm">
          <draw:text-box>
            <text:p><text:span text:style-name="T2">pcdaemon</text:span></text:p>
          </draw:text-box>
        </draw:frame>
        <draw:line draw:style-name="gr3" draw:text-style-name="P1" draw:layer="layout" svg:x1="0.626cm" svg:y1="4.73cm" svg:x2="2.785cm" svg:y2="4.761cm">
          <text:p/>
        </draw:line>
        <draw:frame draw:style-name="gr4" draw:text-style-name="P4" draw:layer="layout" svg:width="2.667cm" svg:height="1.284cm" svg:x="0.127cm" svg:y="2.698cm">
          <draw:text-box>
            <text:p text:style-name="P1"><text:span text:style-name="T1">API</text:span></text:p>
            <text:p><text:span text:style-name="T3">ASCII/TCP</text:span></text:p>
          </draw:text-box>
        </draw:frame>
        <draw:custom-shape draw:style-name="gr5" draw:text-style-name="P1" draw:layer="layout" svg:width="7.239cm" svg:height="5.207cm" svg:x="2.785cm" svg:y="1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0.762cm" svg:x="4.586cm" svg:y="3.469cm">
          <text:p text:style-name="P1"><text:span text:style-name="T1">bb4io.s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0.762cm" svg:x="4.586cm" svg:y="4.231cm">
          <text:p text:style-name="P1"><text:span text:style-name="T1">driver#1.s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0.762cm" svg:x="4.586cm" svg:y="6.39cm">
          <text:p text:style-name="P1"><text:span text:style-name="T1">driver#10.s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0.762cm" svg:x="4.586cm" svg:y="5.628cm">
          <text:p text:style-name="P1"><text:span text:style-name="T1">driver#9.so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127cm" svg:height="0.127cm" svg:x="4.967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7.634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7.253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6.872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6.491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6.11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5.729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5.348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1" draw:layer="layout" svg:width="0.877cm" svg:height="0.914cm" draw:transform="skewX (0.0404916386462684) translate (2.949cm 4.253cm)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line draw:style-name="gr8" draw:text-style-name="P6" draw:layer="layout" svg:x1="3.42cm" svg:y1="5.142cm" svg:x2="4.563cm" svg:y2="6.793cm">
            <text:p/>
          </draw:line>
          <draw:line draw:style-name="gr8" draw:text-style-name="P6" draw:layer="layout" svg:x1="4.563cm" svg:y1="3.11cm" svg:x2="3.42cm" svg:y2="4.253cm">
            <text:p/>
          </draw:line>
          <draw:line draw:style-name="gr8" draw:text-style-name="P6" draw:layer="layout" svg:x1="4.563cm" svg:y1="6.031cm" svg:x2="3.674cm" svg:y2="5.015cm">
            <text:p/>
          </draw:line>
          <draw:line draw:style-name="gr8" draw:text-style-name="P6" draw:layer="layout" svg:x1="4.563cm" svg:y1="4.634cm" svg:x2="3.801cm" svg:y2="4.761cm">
            <text:p/>
          </draw:line>
          <draw:line draw:style-name="gr8" draw:text-style-name="P6" draw:layer="layout" svg:x1="4.563cm" svg:y1="3.872cm" svg:x2="3.801cm" svg:y2="4.507cm">
            <text:p/>
          </draw:line>
        </draw:g>
        <draw:g>
          <draw:custom-shape draw:style-name="gr7" draw:text-style-name="P1" draw:layer="layout" svg:width="0.877cm" svg:height="0.914cm" draw:transform="skewX (-0.0404916386462684) translate (9.02cm 4.253cm)">
            <text:p/>
            <draw:enhanced-geometry svg:viewBox="0 0 21600 21600" draw:mirror-horizontal="tru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line draw:style-name="gr8" draw:text-style-name="P6" draw:layer="layout" svg:x1="9.389cm" svg:y1="5.142cm" svg:x2="8.246cm" svg:y2="6.793cm">
            <text:p/>
          </draw:line>
          <draw:line draw:style-name="gr8" draw:text-style-name="P6" draw:layer="layout" svg:x1="8.246cm" svg:y1="3.11cm" svg:x2="9.389cm" svg:y2="4.253cm">
            <text:p/>
          </draw:line>
          <draw:line draw:style-name="gr8" draw:text-style-name="P6" draw:layer="layout" svg:x1="8.246cm" svg:y1="6.031cm" svg:x2="9.135cm" svg:y2="5.015cm">
            <text:p/>
          </draw:line>
          <draw:line draw:style-name="gr8" draw:text-style-name="P6" draw:layer="layout" svg:x1="8.246cm" svg:y1="4.634cm" svg:x2="9.008cm" svg:y2="4.761cm">
            <text:p/>
          </draw:line>
          <draw:line draw:style-name="gr8" draw:text-style-name="P6" draw:layer="layout" svg:x1="8.246cm" svg:y1="3.872cm" svg:x2="9.008cm" svg:y2="4.507cm">
            <text:p/>
          </draw:line>
        </draw:g>
        <draw:custom-shape draw:style-name="gr9" draw:text-style-name="P2" draw:layer="layout" svg:width="3.543cm" svg:height="1.484cm" svg:x="17.221cm" svg:y="2.707cm">
          <text:p text:style-name="P1"><text:span text:style-name="T1">enumerator</text:span><text:span text:style-name="T1"><text:line-break/></text:span><text:span text:style-name="T1">bb4io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05cm" svg:y1="4.761cm" svg:x2="12.437cm" svg:y2="4.761cm">
          <text:p/>
        </draw:line>
        <draw:frame draw:style-name="gr4" draw:text-style-name="P4" draw:layer="layout" svg:width="2.667cm" svg:height="1.284cm" svg:x="10.024cm" svg:y="3.364cm">
          <draw:text-box>
            <text:p text:style-name="P1"><text:span text:style-name="T1"/></text:p>
            <text:p><text:span text:style-name="T3">USB-Serial</text:span></text:p>
          </draw:text-box>
        </draw:frame>
        <draw:custom-shape draw:style-name="gr5" draw:text-style-name="P1" draw:layer="layout" svg:width="8.28cm" svg:height="5.207cm" svg:x="12.474cm" svg:y="1.96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556cm" svg:height="0.804cm" svg:x="17.221cm" svg:y="4.189cm">
          <text:p text:style-name="P1"><text:span text:style-name="T1">device#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0.762cm" svg:x="17.221cm" svg:y="6.39cm">
          <text:p text:style-name="P1"><text:span text:style-name="T1">device#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0.762cm" svg:x="17.221cm" svg:y="5.628cm">
          <text:p text:style-name="P1"><text:span text:style-name="T1">device#9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127cm" svg:height="0.127cm" svg:x="17.602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20.269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9.888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9.507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9.126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8.745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8.364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7.983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667cm" svg:height="1.284cm" svg:x="0.14cm" svg:y="2.698cm">
          <draw:text-box>
            <text:p text:style-name="P1"><text:span text:style-name="T1">API</text:span></text:p>
            <text:p><text:span text:style-name="T4">ASCII/TCP</text:span></text:p>
          </draw:text-box>
        </draw:frame>
        <draw:custom-shape draw:style-name="gr5" draw:text-style-name="P1" draw:layer="layout" svg:width="7.239cm" svg:height="5.207cm" svg:x="2.798cm" svg:y="1.9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127cm" svg:height="0.127cm" svg:x="4.98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7.647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7.266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6.885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6.504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6.123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5.742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5.361cm" svg:y="5.247cm">
          <text:p text:style-name="P1">`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1" draw:layer="layout" svg:width="0.877cm" svg:height="0.914cm" draw:transform="skewX (0.0404916386462684) translate (2.962cm 4.253cm)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line draw:style-name="gr8" draw:text-style-name="P6" draw:layer="layout" svg:x1="3.433cm" svg:y1="5.142cm" svg:x2="4.576cm" svg:y2="6.793cm">
            <text:p/>
          </draw:line>
          <draw:line draw:style-name="gr8" draw:text-style-name="P6" draw:layer="layout" svg:x1="4.576cm" svg:y1="3.11cm" svg:x2="3.433cm" svg:y2="4.253cm">
            <text:p/>
          </draw:line>
          <draw:line draw:style-name="gr8" draw:text-style-name="P6" draw:layer="layout" svg:x1="4.576cm" svg:y1="6.031cm" svg:x2="3.687cm" svg:y2="5.015cm">
            <text:p/>
          </draw:line>
          <draw:line draw:style-name="gr8" draw:text-style-name="P6" draw:layer="layout" svg:x1="4.576cm" svg:y1="4.634cm" svg:x2="3.814cm" svg:y2="4.761cm">
            <text:p/>
          </draw:line>
          <draw:line draw:style-name="gr8" draw:text-style-name="P6" draw:layer="layout" svg:x1="4.576cm" svg:y1="3.872cm" svg:x2="3.814cm" svg:y2="4.507cm">
            <text:p/>
          </draw:line>
        </draw:g>
        <draw:g>
          <draw:custom-shape draw:style-name="gr7" draw:text-style-name="P1" draw:layer="layout" svg:width="0.877cm" svg:height="0.914cm" draw:transform="skewX (-0.0404916386462684) translate (9.033cm 4.253cm)">
            <text:p/>
            <draw:enhanced-geometry svg:viewBox="0 0 21600 21600" draw:mirror-horizontal="tru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line draw:style-name="gr8" draw:text-style-name="P6" draw:layer="layout" svg:x1="9.402cm" svg:y1="5.142cm" svg:x2="8.259cm" svg:y2="6.793cm">
            <text:p/>
          </draw:line>
          <draw:line draw:style-name="gr8" draw:text-style-name="P6" draw:layer="layout" svg:x1="8.259cm" svg:y1="3.11cm" svg:x2="9.402cm" svg:y2="4.253cm">
            <text:p/>
          </draw:line>
          <draw:line draw:style-name="gr8" draw:text-style-name="P6" draw:layer="layout" svg:x1="8.259cm" svg:y1="6.031cm" svg:x2="9.148cm" svg:y2="5.015cm">
            <text:p/>
          </draw:line>
          <draw:line draw:style-name="gr8" draw:text-style-name="P6" draw:layer="layout" svg:x1="8.259cm" svg:y1="4.634cm" svg:x2="9.021cm" svg:y2="4.761cm">
            <text:p/>
          </draw:line>
          <draw:line draw:style-name="gr8" draw:text-style-name="P6" draw:layer="layout" svg:x1="8.259cm" svg:y1="3.872cm" svg:x2="9.021cm" svg:y2="4.507cm">
            <text:p/>
          </draw:line>
        </draw:g>
        <draw:frame draw:style-name="gr11" draw:text-style-name="P7" draw:layer="layout" svg:width="4.011cm" svg:height="0.806cm" svg:x="20.754cm" svg:y="3.447cm">
          <draw:text-box>
            <text:p><text:span text:style-name="T1">Buttons &amp; LEDs</text:span></text:p>
          </draw:text-box>
        </draw:frame>
        <draw:frame draw:style-name="gr12" draw:text-style-name="P3" draw:layer="layout" svg:width="6.323cm" svg:height="1.047cm" svg:x="12.319cm" svg:y="0.889cm">
          <draw:text-box>
            <text:p><text:span text:style-name="T2">FPGA (pccore.bin)</text:span></text:p>
          </draw:text-box>
        </draw:frame>
        <draw:line draw:style-name="gr13" draw:text-style-name="P1" draw:layer="layout" svg:x1="20.78cm" svg:y1="4.634cm" svg:x2="22.024cm" svg:y2="4.634cm">
          <text:p/>
        </draw:line>
        <draw:frame draw:style-name="gr14" draw:text-style-name="P7" draw:layer="layout" svg:width="1.907cm" svg:height="0.806cm" svg:x="21.897cm" svg:y="4.209cm">
          <draw:text-box>
            <text:p><text:span text:style-name="T1">Slot#1</text:span></text:p>
          </draw:text-box>
        </draw:frame>
        <draw:line draw:style-name="gr15" draw:text-style-name="P6" draw:layer="layout" svg:x1="21.389cm" svg:y1="4.507cm" svg:x2="21.262cm" svg:y2="4.761cm">
          <text:p/>
        </draw:line>
        <draw:frame draw:style-name="gr16" draw:text-style-name="P8" draw:layer="layout" svg:width="0.659cm" svg:height="0.573cm" svg:x="21.111cm" svg:y="4.507cm">
          <draw:text-box>
            <text:p><text:span text:style-name="T5">4</text:span></text:p>
          </draw:text-box>
        </draw:frame>
        <draw:line draw:style-name="gr13" draw:text-style-name="P1" draw:layer="layout" svg:x1="20.778cm" svg:y1="6.031cm" svg:x2="22.022cm" svg:y2="6.031cm">
          <text:p/>
        </draw:line>
        <draw:frame draw:style-name="gr14" draw:text-style-name="P7" draw:layer="layout" svg:width="1.907cm" svg:height="0.806cm" svg:x="21.895cm" svg:y="5.606cm">
          <draw:text-box>
            <text:p><text:span text:style-name="T1">Slot#9</text:span></text:p>
          </draw:text-box>
        </draw:frame>
        <draw:line draw:style-name="gr15" draw:text-style-name="P6" draw:layer="layout" svg:x1="21.387cm" svg:y1="5.904cm" svg:x2="21.26cm" svg:y2="6.158cm">
          <text:p/>
        </draw:line>
        <draw:line draw:style-name="gr13" draw:text-style-name="P1" draw:layer="layout" svg:x1="20.778cm" svg:y1="6.793cm" svg:x2="22.022cm" svg:y2="6.793cm">
          <text:p/>
        </draw:line>
        <draw:frame draw:style-name="gr17" draw:text-style-name="P9" draw:layer="layout" svg:width="3.533cm" svg:height="0.806cm" svg:x="21.867cm" svg:y="6.433cm">
          <draw:text-box>
            <text:p><text:span text:style-name="T6">3-pin headers</text:span></text:p>
          </draw:text-box>
        </draw:frame>
        <draw:line draw:style-name="gr15" draw:text-style-name="P6" draw:layer="layout" svg:x1="21.387cm" svg:y1="6.666cm" svg:x2="21.26cm" svg:y2="6.92cm">
          <text:p/>
        </draw:line>
        <draw:line draw:style-name="gr13" draw:text-style-name="P1" draw:layer="layout" svg:x1="20.778cm" svg:y1="6.031cm" svg:x2="22.022cm" svg:y2="6.031cm">
          <text:p/>
        </draw:line>
        <draw:frame draw:style-name="gr18" draw:text-style-name="P7" draw:layer="layout" svg:width="1.632cm" svg:height="0.806cm" svg:x="21.895cm" svg:y="5.606cm">
          <draw:text-box>
            <text:p><text:span text:style-name="T1">Slot#</text:span></text:p>
          </draw:text-box>
        </draw:frame>
        <draw:line draw:style-name="gr15" draw:text-style-name="P6" draw:layer="layout" svg:x1="21.387cm" svg:y1="5.904cm" svg:x2="21.26cm" svg:y2="6.158cm">
          <text:p/>
        </draw:line>
        <draw:frame draw:style-name="gr16" draw:text-style-name="P8" draw:layer="layout" svg:width="0.659cm" svg:height="0.573cm" svg:x="21.008cm" svg:y="5.904cm">
          <draw:text-box>
            <text:p><text:span text:style-name="T5">4</text:span></text:p>
          </draw:text-box>
        </draw:frame>
        <draw:frame draw:style-name="gr16" draw:text-style-name="P8" draw:layer="layout" svg:width="0.659cm" svg:height="0.573cm" svg:x="21.008cm" svg:y="6.666cm">
          <draw:text-box>
            <text:p><text:span text:style-name="T5">3</text:span></text:p>
          </draw:text-box>
        </draw:frame>
        <draw:custom-shape draw:style-name="gr1" draw:text-style-name="P10" draw:layer="layout" svg:width="3.914cm" svg:height="0.762cm" draw:transform="rotate (1.5707963267949) translate (12.728cm 6.708cm)">
          <text:p text:style-name="P1"><text:span text:style-name="T1">FTDI 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14cm" svg:height="0.762cm" draw:transform="rotate (1.5707963267949) translate (14.113cm 6.714cm)">
          <text:p text:style-name="P1"><text:span text:style-name="T1">Cmd Parser</text:span></text:p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16.284cm" svg:y1="2.286cm" svg:x2="16.284cm" svg:y2="6.985cm">
          <text:p/>
        </draw:line>
        <draw:line draw:style-name="gr19" draw:text-style-name="P6" draw:layer="layout" svg:x1="15.776cm" svg:y1="2.286cm" svg:x2="15.776cm" svg:y2="6.985cm">
          <text:p/>
        </draw:line>
        <draw:line draw:style-name="gr19" draw:text-style-name="P6" draw:layer="layout" svg:x1="16.284cm" svg:y1="2.287cm" svg:x2="16.284cm" svg:y2="6.986cm">
          <text:p/>
        </draw:line>
        <draw:custom-shape draw:style-name="gr20" draw:text-style-name="P11" draw:layer="layout" svg:width="4.699cm" svg:height="0.508cm" draw:transform="rotate (1.5707963267949) translate (15.79cm 6.991cm)">
          <text:p text:style-name="P1"><text:span text:style-name="T7">Address/Data 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" draw:layer="layout" svg:x1="16.31cm" svg:y1="3.5cm" svg:x2="17.173cm" svg:y2="3.5cm">
          <text:p/>
        </draw:line>
        <draw:line draw:style-name="gr21" draw:text-style-name="P1" draw:layer="layout" svg:x1="14.913cm" svg:y1="3.937cm" svg:x2="15.776cm" svg:y2="3.937cm">
          <text:p/>
        </draw:line>
        <draw:line draw:style-name="gr21" draw:text-style-name="P1" draw:layer="layout" svg:x1="14.872cm" svg:y1="5.617cm" svg:x2="15.735cm" svg:y2="5.617cm">
          <text:p/>
        </draw:line>
        <draw:line draw:style-name="gr21" draw:text-style-name="P1" draw:layer="layout" svg:x1="13.475cm" svg:y1="4.728cm" svg:x2="14.084cm" svg:y2="4.728cm">
          <text:p/>
        </draw:line>
        <draw:line draw:style-name="gr21" draw:text-style-name="P1" draw:layer="layout" svg:x1="16.31cm" svg:y1="6.731cm" svg:x2="17.173cm" svg:y2="6.731cm">
          <text:p/>
        </draw:line>
        <draw:line draw:style-name="gr21" draw:text-style-name="P1" draw:layer="layout" svg:x1="16.31cm" svg:y1="5.969cm" svg:x2="17.173cm" svg:y2="5.969cm">
          <text:p/>
        </draw:line>
        <draw:line draw:style-name="gr21" draw:text-style-name="P1" draw:layer="layout" svg:x1="16.31cm" svg:y1="5.334cm" svg:x2="17.173cm" svg:y2="5.334cm">
          <text:p/>
        </draw:line>
        <draw:line draw:style-name="gr21" draw:text-style-name="P1" draw:layer="layout" svg:x1="16.31cm" svg:y1="4.572cm" svg:x2="17.173cm" svg:y2="4.572cm">
          <text:p/>
        </draw:line>
        <draw:frame draw:style-name="gr4" draw:text-style-name="P4" draw:layer="layout" svg:width="2.667cm" svg:height="1.284cm" svg:x="0.141cm" svg:y="2.698cm">
          <draw:text-box>
            <text:p text:style-name="P1"><text:span text:style-name="T1">API</text:span></text:p>
            <text:p><text:span text:style-name="T4">ASCII/TCP</text:span></text:p>
          </draw:text-box>
        </draw:frame>
        <draw:frame draw:style-name="gr4" draw:text-style-name="P4" draw:layer="layout" svg:width="2.667cm" svg:height="1.284cm" svg:x="0.141cm" svg:y="2.698cm">
          <draw:text-box>
            <text:p text:style-name="P1"><text:span text:style-name="T1">API</text:span></text:p>
            <text:p><text:span text:style-name="T4">ASCII/TCP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cm" svg:stroke-color="#000000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11-02T18:52:57.677524161</meta:creation-date>
    <dc:date>2022-10-20T16:20:39.514175572</dc:date>
    <meta:editing-duration>P7DT1H24M58S</meta:editing-duration>
    <meta:editing-cycles>16</meta:editing-cycles>
    <meta:generator>LibreOffice/6.4.7.2$Linux_X86_64 LibreOffice_project/40$Build-2</meta:generator>
    <meta:print-date>2015-11-13T16:04:29.750420799</meta:print-date>
    <meta:document-statistic meta:object-count="103"/>
  </office:meta>
</office:document-meta>
</file>